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62cm" table:align="right"/>
    </style:style>
    <style:style style:name="Tabell1.A" style:family="table-column">
      <style:table-column-properties style:column-width="1.72cm"/>
    </style:style>
    <style:style style:name="Tabell1.B" style:family="table-column">
      <style:table-column-properties style:column-width="4.154cm"/>
    </style:style>
    <style:style style:name="Tabell1.C" style:family="table-column">
      <style:table-column-properties style:column-width="4.366cm"/>
    </style:style>
    <style:style style:name="Tabell1.D" style:family="table-column">
      <style:table-column-properties style:column-width="3.572cm"/>
    </style:style>
    <style:style style:name="Tabell1.E" style:family="table-column">
      <style:table-column-properties style:column-width="3.15cm"/>
    </style:style>
    <style:style style:name="Tabell1.A1" style:family="table-cell">
      <style:table-cell-properties fo:background-color="#00d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E1" style:family="table-cell">
      <style:table-cell-properties fo:background-color="#00dcff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A5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background-color="#000000">
        <style:background-image/>
      </style:paragraph-properties>
      <style:text-properties fo:background-color="#000000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background-color="transparent">
        <style:background-image/>
      </style:paragraph-properties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00ff00"/>
    </style:style>
    <style:style style:name="T4" style:family="text">
      <style:text-properties fo:background-color="transparen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estfalls tabell: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row>
          <table:table-cell table:style-name="Tabell1.A1" office:value-type="string">
            <text:p text:style-name="Table_20_Contents">Testfall nr.</text:p>
          </table:table-cell>
          <table:table-cell table:style-name="Tabell1.A1" office:value-type="string">
            <text:p text:style-name="Table_20_Contents">Ref till Krav</text:p>
          </table:table-cell>
          <table:table-cell table:style-name="Tabell1.A1" office:value-type="string">
            <text:p text:style-name="Table_20_Contents">Action(inData)</text:p>
          </table:table-cell>
          <table:table-cell table:style-name="Tabell1.A1" office:value-type="string">
            <text:p text:style-name="Table_20_Contents">Result(utData)</text:p>
          </table:table-cell>
          <table:table-cell table:style-name="Tabell1.E1" office:value-type="string">
            <text:p text:style-name="Table_20_Contents">Förkrav</text:p>
          </table:table-cell>
        </table:table-row>
        <table:table-row>
          <table:table-cell table:style-name="Tabell1.A2" table:number-rows-spanned="3" office:value-type="string">
            <text:p text:style-name="P3"><text:tab/>1<text:line-break/>Status:<text:line-break/>Klar</text:p>
          </table:table-cell>
          <table:table-cell table:style-name="Tabell1.A2" office:value-type="string">
            <text:p text:style-name="P2">AF1.6 – Navigera på "Spelplanen"</text:p>
          </table:table-cell>
          <table:table-cell table:style-name="Tabell1.A2" office:value-type="string">
            <text:p text:style-name="Table_20_Contents">Trycka på WayPoint-knapp</text:p>
          </table:table-cell>
          <table:table-cell table:style-name="Tabell1.A2" office:value-type="string">
            <text:p text:style-name="Table_20_Contents">Flyttas till Room tillhörande WayPoint-knapp</text:p>
          </table:table-cell>
          <table:table-cell table:style-name="Tabell1.E2" office:value-type="string">
            <text:p text:style-name="Table_20_Contents">Spelet är igång.</text:p>
          </table:table-cell>
        </table:table-row>
        <table:table-row>
          <table:covered-table-cell/>
          <table:table-cell table:style-name="Tabell1.E2" table:number-columns-spanned="4" office:value-type="string">
            <text:p text:style-name="Table_20_Contents">Huvud_Scenario:</text:p>
            <text:p text:style-name="Table_20_Contents">1. Tryck på en pil/dörr</text:p>
            <text:p text:style-name="Table_20_Contents"><text:span text:style-name="T3">2. kom fram till rum</text:span><text:line-break/>Testfall avslutas<text:line-break/><text:line-break/>alt_Scenario; missade knappen:<text:line-break/>1.tryck brevid pil/dörr (se till att Hover effect ej syns) <text:line-break/><text:span text:style-name="T3">2. inget händer</text:span><text:line-break/>Testfall avslutas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l1.E2" table:number-columns-spanned="4" office:value-type="string">
            <text:p text:style-name="Table_20_Contents"><text:span text:style-name="T2">Testrapport</text:span><text:line-break/>Datum: <text:tab/>2014-04-28<text:line-break/>Version:<text:tab/>Iteration 2</text:p>
            <text:p text:style-name="Table_20_Contents">Miljö: <text:tab/><text:tab/>Chrome</text:p>
            <text:p text:style-name="Table_20_Contents">Pass/Fail Lista:<text:line-break/><text:tab/>-<text:span text:style-name="T3">Huvud_Scenario = Pass</text:span><text:line-break/><text:tab/>-<text:span text:style-name="T3">alt_Scenario; missade knappen = Pass</text:span></text:p>
            <text:p text:style-name="Table_20_Contents">Förbättringar: <text:line-break/><text:tab/>-inget utom nya bilder..</text:p>
            <text:p text:style-name="Table_20_Contents">Analys: <text:line-break/><text:tab/>-Verkar fungera bra.</text:p>
            <text:p text:style-name="Table_20_Contents">Kommentarer: <text:line-break/><text:tab/>-null</text:p>
          </table:table-cell>
          <table:covered-table-cell/>
          <table:covered-table-cell/>
          <table:covered-table-cell/>
        </table:table-row>
        <table:table-row>
          <table:table-cell table:style-name="Tabell1.A5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1.A2" table:number-rows-spanned="3" office:value-type="string">
            <text:p text:style-name="P5">2<text:line-break/>Status:<text:line-break/>Ej klar<text:line-break/>(Finns mer saker som kommer byggas och behövs testas..)</text:p>
          </table:table-cell>
          <table:table-cell table:style-name="Tabell1.A2" office:value-type="string">
            <text:p text:style-name="P4"><text:span text:style-name="T1">AF1.2 – Intervjua Actors</text:span></text:p>
          </table:table-cell>
          <table:table-cell table:style-name="Tabell1.A2" office:value-type="string">
            <text:p text:style-name="Table_20_Contents">Trycka på SidaPil</text:p>
          </table:table-cell>
          <table:table-cell table:style-name="Tabell1.A2" office:value-type="string">
            <text:p text:style-name="Table_20_Contents">Få nästa textskylt</text:p>
          </table:table-cell>
          <table:table-cell table:style-name="Tabell1.E2" office:value-type="string">
            <text:p text:style-name="Table_20_Contents">Spelet är igång och dialog rutan är uppe.</text:p>
          </table:table-cell>
        </table:table-row>
        <table:table-row>
          <table:covered-table-cell/>
          <table:table-cell table:style-name="Tabell1.E2" table:number-columns-spanned="4" office:value-type="string">
            <text:p text:style-name="Table_20_Contents">Huvud_Scenario;Fortsätt i konversationen:</text:p>
            <text:p text:style-name="Table_20_Contents">1.Tryck på Högerpil<text:line-break/><text:span text:style-name="T3">2. Ta emot fortsättning på dialog</text:span><text:line-break/><text:line-break/>Alt_Scenario;Gå tillbaka i konversationen:<text:line-break/>1.Tryck på Vänsterpil<text:line-break/><text:span text:style-name="T3">2.Gå tillbaka i dialog</text:span><text:line-break/><text:line-break/>Alt_Scenario;tryck på vänsterpil när man ej kan backa:<text:line-break/>1.Tryck på Vänsterpil i början på en konversation<text:line-break/><text:span text:style-name="T3">2.Stanna på samma dialogruta</text:span><text:line-break/><text:line-break/>Alt_Scenario;tryck på högerpil när det ej finns mer information att hämta:</text:p>
            <text:p text:style-name="Table_20_Contents">1.Tryck på högerpil i slutet på en konversation<text:line-break/><text:span text:style-name="T3">2.Stanna på den sista rutan</text:span>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ell1.E2" table:number-columns-spanned="4" office:value-type="string">
            <text:p text:style-name="Table_20_Contents"><text:span text:style-name="T2">Testrapport</text:span><text:line-break/>Datum: <text:tab/>2014-04-29 (KL:01.34)<text:line-break/><text:soft-page-break/>Version:<text:tab/>Iteration 2</text:p>
            <text:p text:style-name="Table_20_Contents">Miljö: <text:tab/><text:tab/>Chrome</text:p>
            <text:p text:style-name="Table_20_Contents">Pass/Fail Lista:<text:line-break/><text:tab/>-<text:span text:style-name="T3">Huvud_Scenario;Fortsätt i konversationen = Pass</text:span><text:line-break/><text:tab/>-<text:span text:style-name="T3">Alt_Scenario;Gå tillbaka i konversationen = Pass</text:span></text:p>
            <text:p text:style-name="P6"><text:span text:style-name="T4"><text:tab/>-</text:span><text:span text:style-name="T3"> Alt_Scenario;tryck på vänsterpil när man ej kan backa = Pass<text:line-break/></text:span><text:span text:style-name="T4"><text:tab/>-</text:span><text:span text:style-name="T3">Alt_Scenario;tryck på högerpil när det ej finns mer information att hämta =Pass</text:span></text:p>
            <text:p text:style-name="Table_20_Contents">Förbättringar: <text:line-break/><text:tab/>-Det finns mycket att lägga till, snyggare bilder men också hanterings sätt för <text:tab/>att mata in karaktärernas dialog data. Samt att kunna fråga..</text:p>
            <text:p text:style-name="Table_20_Contents">Analys: <text:line-break/><text:tab/>-Fungerar bra.</text:p>
            <text:p text:style-name="Table_20_Contents">Kommentarer: <text:line-break/><text:tab/>-null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19S</meta:editing-duration>
    <meta:editing-cycles>46</meta:editing-cycles>
    <meta:generator>OpenOffice.org/3.4.1$Win32 OpenOffice.org_project/341m1$Build-9593</meta:generator>
    <dc:date>2014-04-29T01:39:23.28</dc:date>
    <meta:document-statistic meta:table-count="1" meta:image-count="0" meta:object-count="0" meta:page-count="2" meta:paragraph-count="37" meta:word-count="263" meta:character-count="1832"/>
    <meta:user-defined meta:name="Info 1"/>
    <meta:user-defined meta:name="Info 2"/>
    <meta:user-defined meta:name="Info 3"/>
    <meta:user-defined meta:name="Info 4"/>
  </office:meta>
</office:document-meta>
</file>